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"/>
    <style:font-face style:name="Linux Libertine O" svg:font-family="'Linux Libertine O'"/>
    <style:font-face style:name="FreeSans1" svg:font-family="FreeSans" style:font-family-generic="swiss"/>
    <style:font-face style:name="Ubuntu Mono" svg:font-family="'Ubuntu Mono'" style:font-pitch="fixed"/>
    <style:font-face style:name="Avenir Next1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Avenir Next1" officeooo:rsid="000a2ac0" officeooo:paragraph-rsid="000a2ac0"/>
    </style:style>
    <style:style style:name="P2" style:family="paragraph" style:parent-style-name="Standard">
      <style:text-properties officeooo:rsid="000a2ac0" officeooo:paragraph-rsid="000a2ac0"/>
    </style:style>
    <style:style style:name="P3" style:family="paragraph" style:parent-style-name="Standard">
      <style:text-properties officeooo:rsid="00102012" officeooo:paragraph-rsid="00102012"/>
    </style:style>
    <style:style style:name="P4" style:family="paragraph" style:parent-style-name="Standard" style:list-style-name="L1">
      <style:text-properties officeooo:rsid="000fdd73" officeooo:paragraph-rsid="000fdd73"/>
    </style:style>
    <style:style style:name="P5" style:family="paragraph" style:parent-style-name="Standard" style:list-style-name="L1">
      <style:text-properties officeooo:rsid="000a2ac0" officeooo:paragraph-rsid="0016f894"/>
    </style:style>
    <style:style style:name="P6" style:family="paragraph" style:parent-style-name="Standard" style:list-style-name="L1">
      <style:text-properties fo:font-size="10.5pt" officeooo:rsid="000a85dd" officeooo:paragraph-rsid="000a85dd" style:font-size-asian="10.5pt" style:font-size-complex="10.5pt"/>
    </style:style>
    <style:style style:name="P7" style:family="paragraph" style:parent-style-name="Standard" style:list-style-name="L1">
      <style:text-properties fo:font-size="10.5pt" officeooo:rsid="0016f894" officeooo:paragraph-rsid="0016f894" style:font-size-asian="10.5pt" style:font-size-complex="10.5pt"/>
    </style:style>
    <style:style style:name="P8" style:family="paragraph" style:parent-style-name="Standard" style:list-style-name="L1">
      <style:text-properties officeooo:rsid="000df8bb" officeooo:paragraph-rsid="000df8bb"/>
    </style:style>
    <style:style style:name="P9" style:family="paragraph" style:parent-style-name="Standard" style:list-style-name="L1">
      <style:text-properties officeooo:rsid="000fcc65" officeooo:paragraph-rsid="000fcc65"/>
    </style:style>
    <style:style style:name="P10" style:family="paragraph" style:parent-style-name="Standard">
      <style:text-properties officeooo:rsid="00102012" officeooo:paragraph-rsid="00102012"/>
    </style:style>
    <style:style style:name="P11" style:family="paragraph" style:parent-style-name="Standard" style:list-style-name="L1">
      <style:text-properties officeooo:rsid="0010d3a4" officeooo:paragraph-rsid="0010d3a4"/>
    </style:style>
    <style:style style:name="P12" style:family="paragraph" style:parent-style-name="Standard" style:list-style-name="L1">
      <style:text-properties officeooo:rsid="0012912d" officeooo:paragraph-rsid="0012912d"/>
    </style:style>
    <style:style style:name="P13" style:family="paragraph" style:parent-style-name="Standard" style:list-style-name="L1">
      <style:text-properties officeooo:rsid="00183de1" officeooo:paragraph-rsid="00183de1"/>
    </style:style>
    <style:style style:name="T1" style:family="text">
      <style:text-properties style:font-name="Avenir Next Demi Bold"/>
    </style:style>
    <style:style style:name="T2" style:family="text">
      <style:text-properties style:font-name="Avenir Next Ultra Light"/>
    </style:style>
    <style:style style:name="T3" style:family="text">
      <style:text-properties style:font-name="Ubuntu Mono"/>
    </style:style>
    <style:style style:name="T4" style:family="text">
      <style:text-properties style:font-name="Ubuntu Mono" officeooo:rsid="000fcc65"/>
    </style:style>
    <style:style style:name="T5" style:family="text">
      <style:text-properties style:font-name="Ubuntu Mono" officeooo:rsid="00102012"/>
    </style:style>
    <style:style style:name="T6" style:family="text">
      <style:text-properties officeooo:rsid="000bdece"/>
    </style:style>
    <style:style style:name="T7" style:family="text">
      <style:text-properties officeooo:rsid="00102012"/>
    </style:style>
    <style:style style:name="T8" style:family="text">
      <style:text-properties officeooo:rsid="00141436"/>
    </style:style>
    <style:style style:name="T9" style:family="text">
      <style:text-properties officeooo:rsid="00153c92"/>
    </style:style>
    <style:style style:name="T10" style:family="text">
      <style:text-properties officeooo:rsid="00183de1"/>
    </style:style>
    <style:style style:name="T11" style:family="text">
      <style:text-properties officeooo:rsid="0019ecbd"/>
    </style:style>
    <style:style style:name="T12" style:family="text">
      <style:text-properties officeooo:rsid="001be8d8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ptember 6, 2016</text:p>
      <text:p text:style-name="P2"/>
      <text:list xml:id="list7490405076129665200" text:style-name="L1">
        <text:list-item>
          <text:p text:style-name="P4">Makeup <text:span text:style-name="T8">&amp; grading</text:span>, lab0<text:span text:style-name="T7">2: <text:s/>3 pts worksheet, 7 pts notebook, scale out of 2.0.</text:span></text:p>
        </text:list-item>
        <text:list-item>
          <text:p text:style-name="P11">Office hours (ad hoc, regular)</text:p>
        </text:list-item>
        <text:list-item>
          <text:p text:style-name="P5">Preparation, lab0<text:span text:style-name="T6">3: <text:s/>4 pts worksheet, 12 pts notebook, scale out of 2.0.</text:span></text:p>
          <text:list>
            <text:list-header>
              <text:p text:style-name="P6"><text:span text:style-name="T5">cp -r </text:span><text:span text:style-name="T3">/class/cs101/</text:span><text:span text:style-name="T4">grading/OH/source/lab03 </text:span><text:span text:style-name="T5">~</text:span></text:p>
              <text:p text:style-name="P7"><text:span text:style-name="T5">c</text:span><text:span text:style-name="T3">p /class/cs101/grading/OH/labs/lab03/* ~/lab03</text:span></text:p>
            </text:list-header>
          </text:list>
        </text:list-item>
        <text:list-item>
          <text:p text:style-name="P8">CA recruitment progress</text:p>
        </text:list-item>
        <text:list-item>
          <text:p text:style-name="P4">Grade uploading</text:p>
        </text:list-item>
        <text:list-item>
          <text:p text:style-name="P9">Scheduling office hours</text:p>
        </text:list-item>
        <text:list-item>
          <text:p text:style-name="P12">Cheating</text:p>
          <text:list>
            <text:list-item>
              <text:p text:style-name="P13">Proposal: <text:s/></text:p>
              <text:p text:style-name="P13">TAs will have authority to revoke ALL of a lab grade if they observe cheating, and should report the student to ND (always).</text:p>
              <text:p text:style-name="P13">ND will make <text:span text:style-name="T11">stern warning</text:span> regarding cheating, grade curving, midterms, etc.</text:p>
            </text:list-item>
          </text:list>
        </text:list-item>
      </text:list>
      <text:p text:style-name="P3"/>
      <text:p text:style-name="P3"/>
      <text:p text:style-name="P3"/>
      <text:p text:style-name="P3"><draw:frame draw:style-name="fr1" draw:name="Object1" text:anchor-type="paragraph" svg:width="7.6598in" svg:height="3.3972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" svg:font-family="'Avenir Next'"/>
    <style:font-face style:name="Linux Libertine O" svg:font-family="'Linux Libertine O'"/>
    <style:font-face style:name="FreeSans1" svg:font-family="FreeSans" style:font-family-generic="swiss"/>
    <style:font-face style:name="Ubuntu Mono" svg:font-family="'Ubuntu Mono'" style:font-pitch="fixed"/>
    <style:font-face style:name="Avenir Next1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venir Next" fo:font-family="'Avenir Next'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venir Next1" officeooo:rsid="000a2ac0" officeooo:paragraph-rsid="000a2ac0"/>
    </style:style>
    <style:style style:name="MT1" style:family="text">
      <style:text-properties style:font-name="Avenir Next Demi Bold"/>
    </style:style>
    <style:style style:name="MT2" style:family="text">
      <style:text-properties style:font-name="Avenir Next Ultra Ligh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</text:span><text:span text:style-name="MT2">101</text:span><text:tab/><text:tab/>TA Meeting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6:18:43.624563279</meta:creation-date>
    <dc:date>2016-09-06T11:13:16.239264766</dc:date>
    <meta:editing-duration>PT4H19M54S</meta:editing-duration>
    <meta:editing-cycles>11</meta:editing-cycles>
    <meta:generator>LibreOffice/5.1.5.2$Linux_X86_64 LibreOffice_project/10m0$Build-2</meta:generator>
    <meta:document-statistic meta:table-count="0" meta:image-count="0" meta:object-count="1" meta:page-count="1" meta:paragraph-count="14" meta:word-count="96" meta:character-count="599" meta:non-whitespace-character-count="5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Avenir Next Demi Bold'" style:font-style-name="Demi Bold" fo:font-size="13pt" fo:font-weight="600" style:font-size-asian="13pt" style:font-size-complex="13pt"/>
    </style:style>
    <style:style style:name="ch3" style:family="chart">
      <style:chart-properties chart:auto-position="true" style:rotation-angle="0"/>
      <style:text-properties fo:font-family="'Avenir Next Ultra Light'" style:font-style-name="Ultra Light" fo:font-size="11pt" fo:font-weight="250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false" chart:axis-position="0" style:rotation-angle="90"/>
      <style:graphic-properties svg:stroke-color="#b3b3b3"/>
      <style:text-properties fo:font-family="'Avenir Next'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Avenir Next'" style:font-style-name="Regular"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455cm" svg:height="8.628cm" xlink:href="." xlink:type="simple" chart:class="chart:bar" chart:style-name="ch1">
        <chart:title svg:x="7.612cm" svg:y="0.308cm" chart:style-name="ch2">
          <text:p>hw01 performance</text:p>
        </chart:title>
        <chart:subtitle svg:x="8.223cm" svg:y="1.385cm" chart:style-name="ch3">
          <text:p>CS 101 Fall 2016</text:p>
        </chart:subtitle>
        <chart:plot-area chart:style-name="ch4" chart:data-source-has-labels="both" svg:x="0.389cm" svg:y="2.322cm" svg:width="18.677cm" svg:height="5.16cm">
          <chartooo:coordinate-region svg:x="1.257cm" svg:y="2.566cm" svg:width="17.809cm" svg:height="4.255cm"/>
          <chart:axis chart:dimension="x" chart:name="primary-x" chart:style-name="ch5" chartooo:axis-type="auto">
            <chartooo:date-scale/>
            <chart:title svg:x="8.751cm" svg:y="7.655cm" chart:style-name="ch6">
              <text:p>Grade (of 35)</text:p>
            </chart:title>
            <chart:categories table:cell-range-address="local-table.$A$2:.$A$37"/>
          </chart:axis>
          <chart:axis chart:dimension="y" chart:name="primary-y" chart:style-name="ch7"/>
          <chart:series chart:style-name="ch8" chart:values-cell-range-address="local-table.$B$2:.$B$37" chart:label-cell-address="local-table.$B$1" chart:class="chart:bar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35">
                <text:p>35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